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style:use-window-font-color="true"/>
    </style:style>
    <style:style style:name="P3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4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5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6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7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8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9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10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1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2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3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4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T17" style:parent-style-name="DefaultParagraphFont" style:family="text">
      <style:text-properties style:font-name="Times New Roman" style:font-name-asian="Times New Roman" style:font-name-complex="Times New Roman"/>
    </style:style>
    <style:style style:name="T18" style:parent-style-name="DefaultParagraphFont" style:family="text">
      <style:text-properties style:font-name="Times New Roman" style:font-name-asian="Times New Roman" style:font-name-complex="Times New Roman"/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T20" style:parent-style-name="DefaultParagraphFont" style:family="text">
      <style:text-properties style:font-name="Times New Roman" style:font-name-asian="Times New Roman" style:font-name-complex="Times New Roman"/>
    </style:style>
    <style:style style:name="T21" style:parent-style-name="DefaultParagraphFont" style:family="text">
      <style:text-properties style:font-name="Times New Roman" style:font-name-asian="Times New Roman" style:font-name-complex="Times New Roman"/>
    </style:style>
    <style:style style:name="T22" style:parent-style-name="DefaultParagraphFont" style:family="text">
      <style:text-properties style:font-name="Times New Roman" style:font-name-asian="Times New Roman" style:font-name-complex="Times New Roman"/>
    </style:style>
    <style:style style:name="T23" style:parent-style-name="DefaultParagraphFont" style:family="text">
      <style:text-properties style:font-name="Times New Roman" style:font-name-asian="Times New Roman" style:font-name-complex="Times New Roman"/>
    </style:style>
    <style:style style:name="T24" style:parent-style-name="DefaultParagraphFont" style:family="text">
      <style:text-properties style:font-name="Times New Roman" style:font-name-asian="Times New Roman" style:font-name-complex="Times New Roman"/>
    </style:style>
    <style:style style:name="P25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style:use-window-font-color="true"/>
    </style:style>
    <style:style style:name="P26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27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8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29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30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31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32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33" style:parent-style-name="ListParagraph" style:list-style-name="LFO5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34" style:parent-style-name="ListParagraph" style:list-style-name="LFO5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35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36" style:parent-style-name="DefaultParagraphFont" style:family="text">
      <style:text-properties style:font-name="Times New Roman" style:font-name-asian="Times New Roman" style:font-name-complex="Times New Roman"/>
    </style:style>
    <style:style style:name="T37" style:parent-style-name="DefaultParagraphFont" style:family="text">
      <style:text-properties style:font-name="Times New Roman" style:font-name-asian="Times New Roman" style:font-name-complex="Times New Roman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T39" style:parent-style-name="DefaultParagraphFont" style:family="text">
      <style:text-properties style:font-name="Times New Roman" style:font-name-asian="Times New Roman" style:font-name-complex="Times New Roman"/>
    </style:style>
    <style:style style:name="T40" style:parent-style-name="DefaultParagraphFont" style:family="text">
      <style:text-properties style:font-name="Times New Roman" style:font-name-asian="Times New Roman" style:font-name-complex="Times New Roman"/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P4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4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5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style:use-window-font-color="true"/>
    </style:style>
    <style:style style:name="P46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47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8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49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50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51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52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53" style:parent-style-name="ListParagraph" style:list-style-name="LFO3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54" style:parent-style-name="ListParagraph" style:list-style-name="LFO3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55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56" style:parent-style-name="Normal" style:family="paragraph">
      <style:text-properties style:font-name="Times New Roman" style:font-name-asian="Times New Roman" style:font-name-complex="Times New Roman"/>
    </style:style>
    <style:style style:name="P57" style:parent-style-name="Normal" style:family="paragraph">
      <style:text-properties style:font-name="Times New Roman" style:font-name-asian="Times New Roman" style:font-name-complex="Times New Roman"/>
    </style:style>
    <style:style style:name="P58" style:parent-style-name="Normal" style:family="paragraph">
      <style:text-properties style:font-name="Times New Roman" style:font-name-asian="Times New Roman" style:font-name-complex="Times New Roman"/>
    </style:style>
    <style:style style:name="P59" style:parent-style-name="Normal" style:family="paragraph">
      <style:text-properties style:font-name="Times New Roman" style:font-name-asian="Times New Roman" style:font-name-complex="Times New Roman"/>
    </style:style>
    <style:style style:name="P60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style:use-window-font-color="true"/>
    </style:style>
    <style:style style:name="P61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style:use-window-font-color="true"/>
    </style:style>
    <style:style style:name="P62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style:use-window-font-color="true"/>
    </style:style>
    <style:style style:name="P63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64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65" style:parent-style-name="ListParagraph" style:list-style-name="LFO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66" style:parent-style-name="ListParagraph" style:list-style-name="LFO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67" style:parent-style-name="ListParagraph" style:list-style-name="LFO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68" style:parent-style-name="ListParagraph" style:list-style-name="LFO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69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70" style:parent-style-name="ListParagraph" style:list-style-name="LFO1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71" style:parent-style-name="ListParagraph" style:list-style-name="LFO1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72" style:parent-style-name="ListParagraph" style:list-style-name="LFO1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73" style:parent-style-name="ListParagraph" style:list-style-name="LFO1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74" style:parent-style-name="Heading4" style:family="paragraph">
      <style:paragraph-properties fo:margin-top="0.2215in" fo:margin-bottom="0.2215in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75" style:parent-style-name="DefaultParagraphFont" style:family="text">
      <style:text-properties style:font-name="Times New Roman" style:font-name-asian="Times New Roman" style:font-name-complex="Times New Roman"/>
    </style:style>
    <style:style style:name="T76" style:parent-style-name="DefaultParagraphFont" style:family="text">
      <style:text-properties style:font-name="Times New Roman" style:font-name-asian="Times New Roman" style:font-name-complex="Times New Roman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  <style:style style:name="P79" style:parent-style-name="Normal" style:family="paragraph">
      <style:text-properties style:font-name="Times New Roman" style:font-name-asian="Times New Roman" style:font-name-complex="Times New Roman"/>
    </style:style>
    <style:style style:name="P80" style:parent-style-name="Normal" style:family="paragraph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System Features</text:p>
      <text:h text:style-name="P2" text:outline-level="3">4.1 Brush Tool</text:h>
      <text:h text:style-name="P3" text:outline-level="4">4.1.1 Description and Priority</text:h>
      <text:p text:style-name="P4">Brush Tool allows the user to draw directly on the sprite canvas with options to set the brush size, color, and<text:s/>opacity. Priority: High.</text:p>
      <text:list text:style-name="LFO8" text:continue-numbering="true">
        <text:list-item>
          <text:p text:style-name="P5">Benefit: 8 (enables<text:s/>main<text:s/>drawing functionality)</text:p>
        </text:list-item>
        <text:list-item>
          <text:p text:style-name="P6">Penalty: 7 (missing this tool significantly reduces the app's usability)</text:p>
        </text:list-item>
        <text:list-item>
          <text:p text:style-name="P7">Cost: 5 (medium development effort)</text:p>
        </text:list-item>
        <text:list-item>
          <text:p text:style-name="P8">Risk: 4 (low risk in implementation)</text:p>
        </text:list-item>
      </text:list>
      <text:h text:style-name="P9" text:outline-level="4">4.1.2 Stimulus/Response Sequences</text:h>
      <text:list text:style-name="LFO7" text:continue-numbering="true">
        <text:list-item>
          <text:p text:style-name="P10">User Action: User selects the Brush Tool.</text:p>
          <text:list text:continue-numbering="true">
            <text:list-item>
              <text:p text:style-name="P11">System Response:<text:s/>Opens the tool and shows options for customizing<text:s/>size, color, and opacity.</text:p>
            </text:list-item>
          </text:list>
        </text:list-item>
        <text:list-item>
          <text:p text:style-name="P12">User Action: User moves the cursor over the canvas and clicks/holds to draw.</text:p>
          <text:list text:continue-numbering="true">
            <text:list-item>
              <text:p text:style-name="P13">System Response:<text:s/>The system draws on the canvas depending upon the settings chosen.</text:p>
            </text:list-item>
          </text:list>
        </text:list-item>
      </text:list>
      <text:h text:style-name="P14" text:outline-level="4">4.1.3 Functional Requirements</text:h>
      <text:p text:style-name="P15"><text:span text:style-name="T16">REQ-1: The system shall allow the user to change the brush size between 1 and 50 pixels.</text:span><text:line-break/><text:span text:style-name="T17">REQ-2: The system shall allow the change of brush color using a color picker.</text:span><text:line-break/><text:span text:style-name="T18">REQ-3: The system shall allow opacity to be changed from 0% to 100%.</text:span><text:line-break/><text:span text:style-name="T19">REQ-4: The system shall paint the brushstrokes in real time, updating the canvas with the lowest possible latency.</text:span><text:line-break/><text:span text:style-name="T20">REQ-</text:span><text:span text:style-name="T21">5</text:span><text:span text:style-name="T22">: The system<text:s/></text:span><text:span text:style-name="T23">will have an integrated undo function for brush operation</text:span><text:span text:style-name="T24">.</text:span></text:p>
      <text:h text:style-name="P25" text:outline-level="3">4.2 Flood Tool</text:h>
      <text:h text:style-name="P26" text:outline-level="4">4.2.1 Description and Priority</text:h>
      <text:p text:style-name="P27">The Flood Tool fills connected pixel areas with the chosen color. Priority: Medium.</text:p>
      <text:list text:style-name="LFO6" text:continue-numbering="true">
        <text:list-item>
          <text:p text:style-name="P28">Benefit: 7 (easier to color<text:s/>big area)</text:p>
        </text:list-item>
        <text:list-item>
          <text:p text:style-name="P29">Penalty: 5 (does not<text:s/>affect the main function but slow down the<text:s/>workflow)</text:p>
        </text:list-item>
        <text:list-item>
          <text:p text:style-name="P30">Cost: 4 (low<text:s/>development effort)</text:p>
        </text:list-item>
        <text:list-item>
          <text:p text:style-name="P31">Risk: 5 (medium risk for handling edge cases)</text:p>
        </text:list-item>
      </text:list>
      <text:h text:style-name="P32" text:outline-level="4">4.2.2 Stimulus/Response Sequences</text:h>
      <text:list text:style-name="LFO5" text:continue-numbering="true">
        <text:list-item>
          <text:p text:style-name="P33">User Action: User selects the Flood Tool and clicks on an area of the canvas.</text:p>
          <text:list text:continue-numbering="true">
            <text:list-item>
              <text:p text:style-name="P34">System Response: The selected region is filled with the chosen color.</text:p>
            </text:list-item>
          </text:list>
        </text:list-item>
      </text:list>
      <text:h text:style-name="P35" text:outline-level="4">4.2.3 Functional Requirements</text:h>
      <text:p text:style-name="Normal"><text:span text:style-name="T36">REQ-1: The system should permit users to pick a color and fill an area of connected pixels with one click.</text:span><text:line-break/><text:span text:style-name="T37">REQ-2: The system shall allow setting a control over the accuracy of color matching.</text:span><text:line-break/><text:span text:style-name="T38">REQ-3: The system shall fill the action in less than 1 second for canvas sizes up to 1024x1024 pixels.</text:span><text:line-break/><text:span text:style-name="T39">REQ-4: The system<text:s/></text:span><text:span text:style-name="T40">will have integrated undo function for</text:span><text:span text:style-name="T41"><text:s/>the fill operation.</text:span></text:p>
      <text:p text:style-name="P42"/>
      <text:p text:style-name="P43"/>
      <text:p text:style-name="P44"/>
      <text:h text:style-name="P45" text:outline-level="3">4.3 Eraser Tool</text:h>
      <text:h text:style-name="P46" text:outline-level="4">4.3.1 Description and Priority</text:h>
      <text:p text:style-name="P47">The Eraser Tool lets users remove pixels from the canvas. Priority: High.</text:p>
      <text:list text:style-name="LFO4" text:continue-numbering="true">
        <text:list-item>
          <text:p text:style-name="P48">Benefit: 8 (essential for precise edits)</text:p>
        </text:list-item>
        <text:list-item>
          <text:p text:style-name="P49">Penalty: 6 (major drawback if absent)</text:p>
        </text:list-item>
        <text:list-item>
          <text:p text:style-name="P50">Cost: 5 (moderate effort)</text:p>
        </text:list-item>
        <text:list-item>
          <text:p text:style-name="P51">Risk: 4 (low risk)</text:p>
        </text:list-item>
      </text:list>
      <text:h text:style-name="P52" text:outline-level="4">4.3.2 Stimulus/Response Sequences</text:h>
      <text:list text:style-name="LFO3" text:continue-numbering="true">
        <text:list-item>
          <text:p text:style-name="P53">User Action: User selects the Eraser Tool and drags it across the canvas.</text:p>
          <text:list text:continue-numbering="true">
            <text:list-item>
              <text:p text:style-name="P54">System Response: Pixels under the eraser are removed according to the eraser size<text:s/>and shape.</text:p>
            </text:list-item>
          </text:list>
        </text:list-item>
      </text:list>
      <text:h text:style-name="P55" text:outline-level="4">4.3.3 Functional Requirements</text:h>
      <text:p text:style-name="P56">REQ-1: The system shall allow users to<text:s/>choose<text:s/>the eraser<text:s/>3 different<text:s/>size from 1x1 pixels, 3x3<text:s/>pixels, and 5x5 pixels.</text:p>
      <text:p text:style-name="P57">REQ-2: The system shall provide<text:s/>round<text:s/>and<text:s/>square<text:s/>options for erasing.</text:p>
      <text:p text:style-name="P58">REQ-3: The system<text:s/>will have integrated undo<text:s/>function for<text:s/>erasing action with a single click.</text:p>
      <text:p text:style-name="P59"/>
      <text:h text:style-name="P60" text:outline-level="3"/>
      <text:h text:style-name="P61" text:outline-level="3"/>
      <text:h text:style-name="P62" text:outline-level="3">4.4 Move Tool</text:h>
      <text:h text:style-name="P63" text:outline-level="4">4.4.1 Description and Priority</text:h>
      <text:p text:style-name="P64">The Move Tool helps users reposition parts of the canvas or selected regions. Priority: Medium.</text:p>
      <text:list text:style-name="LFO2" text:continue-numbering="true">
        <text:list-item>
          <text:p text:style-name="P65">Benefit: 7 (easier for<text:s/>layout adjustments)</text:p>
        </text:list-item>
        <text:list-item>
          <text:p text:style-name="P66">Penalty: 4 (can be managed without but limits flexibility)</text:p>
        </text:list-item>
        <text:list-item>
          <text:p text:style-name="P67">Cost: 6 (higher effort due to complex selection logic)</text:p>
        </text:list-item>
        <text:list-item>
          <text:p text:style-name="P68">Risk: 5 (medium risk due to possible user interface complexities)</text:p>
        </text:list-item>
      </text:list>
      <text:h text:style-name="P69" text:outline-level="4">4.4.2 Stimulus/Response Sequences</text:h>
      <text:list text:style-name="LFO1" text:continue-numbering="true">
        <text:list-item>
          <text:p text:style-name="P70">User Action: User selects the Move Tool and clicks on a region.</text:p>
          <text:list text:continue-numbering="true">
            <text:list-item>
              <text:p text:style-name="P71">System Response: The region is highlighted for movement.</text:p>
            </text:list-item>
          </text:list>
        </text:list-item>
        <text:list-item>
          <text:p text:style-name="P72">User Action: User drags the highlighted region.</text:p>
          <text:list text:continue-numbering="true">
            <text:list-item>
              <text:p text:style-name="P73">System Response: The region moves in real-time as the user drags.</text:p>
            </text:list-item>
          </text:list>
        </text:list-item>
      </text:list>
      <text:h text:style-name="P74" text:outline-level="4">4.4.3 Functional Requirements</text:h>
      <text:p text:style-name="Normal"><text:span text:style-name="T75">REQ-1: The system shall allow users to select and drag a region on the canvas.</text:span><text:line-break/><text:span text:style-name="T76">REQ-2: The system shall provide snapping to grid for accurate placement.</text:span><text:line-break/><text:span text:style-name="T77">REQ-3: The system will have integrated undo function for movement actions.</text:span><text:line-break/><text:span text:style-name="T78">REQ-4: The system should show that an area has been chosen for relocation.</text:span></text:p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uc Hoang</meta:initial-creator>
    <dc:creator>Phuc Hoang</dc:creator>
    <meta:creation-date>2024-11-03T03:19:00Z</meta:creation-date>
    <dc:date>2024-11-03T03:19:00Z</dc:date>
    <meta:template xlink:href="Normal.dotm" xlink:type="simple"/>
    <meta:editing-cycles>1</meta:editing-cycles>
    <meta:editing-duration>PT0S</meta:editing-duration>
    <meta:document-statistic meta:page-count="1" meta:paragraph-count="7" meta:word-count="569" meta:character-count="3809" meta:row-count="27" meta:non-whitespace-character-count="3247"/>
  </office:meta>
</office:document-meta>
</file>